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4262c1" style:font-size-asian="14pt"/>
    </style:style>
    <style:style style:name="P11" style:family="paragraph" style:parent-style-name="Standard">
      <style:text-properties fo:font-size="14pt" fo:language="fr" fo:country="FR" officeooo:paragraph-rsid="00442445" style:font-size-asian="14pt"/>
    </style:style>
    <style:style style:name="P12" style:family="paragraph" style:parent-style-name="Standard">
      <style:text-properties fo:font-size="14pt" fo:language="fr" fo:country="FR" officeooo:rsid="004badd9" officeooo:paragraph-rsid="004262c1" style:font-size-asian="14pt"/>
    </style:style>
    <style:style style:name="P13" style:family="paragraph" style:parent-style-name="Standard">
      <style:text-properties fo:font-size="14pt" fo:language="fr" fo:country="FR" officeooo:rsid="004c8853" officeooo:paragraph-rsid="004262c1" style:font-size-asian="14pt"/>
    </style:style>
    <style:style style:name="P14" style:family="paragraph" style:parent-style-name="Standard">
      <style:text-properties officeooo:paragraph-rsid="004262c1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16" style:family="paragraph" style:parent-style-name="Standard">
      <style:text-properties officeooo:paragraph-rsid="00442445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18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2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23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5" style:family="paragraph" style:parent-style-name="List_20_Paragraph" style:list-style-name="WWNum1">
      <style:text-properties fo:font-size="14pt" fo:language="fr" fo:country="FR" officeooo:rsid="00492d3f" officeooo:paragraph-rsid="0022437f" style:font-size-asian="14pt"/>
    </style:style>
    <style:style style:name="P26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29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30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34" style:family="paragraph" style:parent-style-name="List_20_Paragraph" style:list-style-name="WWNum1">
      <style:text-properties officeooo:rsid="004c993f" officeooo:paragraph-rsid="004c993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280a7d" style:font-size-asian="14pt"/>
    </style:style>
    <style:style style:name="T16" style:family="text">
      <style:text-properties fo:font-size="14pt" fo:language="fr" fo:country="FR" officeooo:rsid="004badd9" style:font-size-asian="14pt"/>
    </style:style>
    <style:style style:name="T17" style:family="text">
      <style:text-properties fo:font-size="14pt" fo:language="fr" fo:country="FR" officeooo:rsid="004c8853" style:font-size-asian="14pt"/>
    </style:style>
    <style:style style:name="T18" style:family="text">
      <style:text-properties fo:font-size="14pt" fo:language="fr" fo:country="FR" officeooo:rsid="00500a90" style:font-size-asian="14pt"/>
    </style:style>
    <style:style style:name="T19" style:family="text">
      <style:text-properties officeooo:rsid="00318e90"/>
    </style:style>
    <style:style style:name="T20" style:family="text">
      <style:text-properties officeooo:rsid="00470f6e"/>
    </style:style>
    <style:style style:name="T21" style:family="text">
      <style:text-properties officeooo:rsid="00492d3f"/>
    </style:style>
    <style:style style:name="T22" style:family="text">
      <style:text-properties officeooo:rsid="004a834f"/>
    </style:style>
    <style:style style:name="T23" style:family="text">
      <style:text-properties officeooo:rsid="004badd9"/>
    </style:style>
    <style:style style:name="T24" style:family="text">
      <style:text-properties officeooo:rsid="004c8853"/>
    </style:style>
    <style:style style:name="T25" style:family="text">
      <style:text-properties officeooo:rsid="004c993f"/>
    </style:style>
    <style:style style:name="T26" style:family="text">
      <style:text-properties officeooo:rsid="004e1cb4"/>
    </style:style>
    <style:style style:name="T27" style:family="text">
      <style:text-properties officeooo:rsid="004e8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20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9"><text:span text:style-name="T20">Quelle expression régulière permet de capturer une chaîne non-vide entre deux parenthèses à la condition qu’il n’y ait pas de chiffres à l’intérieur</text:span> ?</text:p>
      <text:list xml:id="list351900824" text:style-name="WWNum1">
        <text:list-item>
          <text:p text:style-name="P25">(\w+)</text:p>
        </text:list-item>
        <text:list-item>
          <text:p text:style-name="P25">\(\W*\)</text:p>
        </text:list-item>
        <text:list-item>
          <text:p text:style-name="P25">\(\D+\)</text:p>
        </text:list-item>
        <text:list-item>
          <text:p text:style-name="P25">(\D*\)</text:p>
        </text:list-item>
      </text:list>
      <text:p text:style-name="P7">Bonne Réponse : <text:span text:style-name="T21">3</text:span></text:p>
      <text:p text:style-name="P7"/>
      <text:p text:style-name="P15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10"><text:span text:style-name="T21">Quel prétraitement permet d’avoir accès à la forme canonique d’un mot</text:span> ?</text:p>
      <text:list xml:id="list162253113432812" text:continue-numbering="true" text:style-name="WWNum1">
        <text:list-item>
          <text:p text:style-name="P26">POS-tagging</text:p>
        </text:list-item>
        <text:list-item>
          <text:p text:style-name="P26">Lemmatisation</text:p>
        </text:list-item>
        <text:list-item>
          <text:p text:style-name="P26">Tokenisation</text:p>
        </text:list-item>
        <text:list-item>
          <text:p text:style-name="P26">N-gram</text:p>
        </text:list-item>
      </text:list>
      <text:p text:style-name="P10">Bonne Réponse : <text:span text:style-name="T21">2</text:span></text:p>
      <text:p text:style-name="P10"/>
      <text:p text:style-name="P17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10"><text:span text:style-name="T22">Quel outil permet d’analyser grammaticalement un texte</text:span> ?</text:p>
      <text:list xml:id="list162253351584753" text:continue-numbering="true" text:style-name="WWNum1">
        <text:list-item>
          <text:p text:style-name="P27">GloVe</text:p>
        </text:list-item>
        <text:list-item>
          <text:p text:style-name="P27">Word2vec</text:p>
        </text:list-item>
        <text:list-item>
          <text:p text:style-name="P28">Spacy</text:p>
        </text:list-item>
        <text:list-item>
          <text:p text:style-name="P28">StanfordNLP</text:p>
        </text:list-item>
      </text:list>
      <text:p text:style-name="P10">Bonne<text:span text:style-name="T23">s</text:span> Réponse<text:span text:style-name="T23">s</text:span> : <text:span text:style-name="T23">3 et 4</text:span></text:p>
      <text:p text:style-name="P10"/>
      <text:p text:style-name="P21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8">Dans quel cadre utilise-t-on TF-IDF ?</text:p>
      <text:list xml:id="list162252906201058" text:continue-numbering="true" text:style-name="WWNum1">
        <text:list-item>
          <text:p text:style-name="P29">Analyse de sentiment</text:p>
        </text:list-item>
        <text:list-item>
          <text:p text:style-name="P29">Parsing syntaxique</text:p>
        </text:list-item>
        <text:list-item>
          <text:p text:style-name="P29"><text:span text:style-name="T19">Étiquetage</text:span> <text:span text:style-name="T19">morphosyntaxique</text:span></text:p>
        </text:list-item>
        <text:list-item>
          <text:p text:style-name="P29">Recherche d’information</text:p>
        </text:list-item>
      </text:list>
      <text:p text:style-name="P16"><text:span text:style-name="T14">Bonne réponse : </text:span><text:span text:style-name="T15">4</text:span></text:p>
      <text:p text:style-name="P11"/>
      <text:p text:style-name="P15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12">La similarité de texte permet de résoudre quelle(s) problématique(s) ?</text:p>
      <text:list xml:id="list162252664391554" text:continue-numbering="true" text:style-name="WWNum1">
        <text:list-item>
          <text:p text:style-name="P30">Analyse de sentiment</text:p>
        </text:list-item>
        <text:list-item>
          <text:p text:style-name="P30">Parsing syntaxique</text:p>
        </text:list-item>
        <text:list-item>
          <text:p text:style-name="P30"><text:span text:style-name="T19">Étiquetage</text:span> <text:span text:style-name="T19">morphosyntaxique</text:span></text:p>
        </text:list-item>
        <text:list-item>
          <text:p text:style-name="P31">Recherche d’information</text:p>
        </text:list-item>
      </text:list>
      <text:p text:style-name="P10">Bonne Réponse : <text:span text:style-name="T23">4</text:span></text:p>
      <text:p text:style-name="P10"/>
      <text:p text:style-name="P15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6">Quelles modèle(s) de classification nécessite(nt) une représentation TF-IDF des documents </text:span><text:span text:style-name="T14">?</text:span></text:p>
      <text:list xml:id="list162252166618578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10">Bonne Réponse : <text:span text:style-name="T23">3</text:span></text:p>
      <text:p text:style-name="P10"/>
      <text:p text:style-name="P22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6">Quel modèle est le plus adapté pour détecter la polarité d’un texte</text:span><text:span text:style-name="T14"> ?</text:span></text:p>
      <text:list xml:id="list162253471155585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10">Bonne Réponse : <text:span text:style-name="T23">4</text:span></text:p>
      <text:p text:style-name="P10"/>
      <text:p text:style-name="P18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14"><text:span text:style-name="T17">On a besoin de données a</text:span><text:span text:style-name="T18">nnotées</text:span><text:span text:style-name="T17"> pour apprendre des word embeddings</text:span><text:span text:style-name="T14"> ?</text:span></text:p>
      <text:list xml:id="list162252449992425" text:continue-numbering="true" text:style-name="WWNum1">
        <text:list-item>
          <text:p text:style-name="P32">Vrai</text:p>
        </text:list-item>
        <text:list-item>
          <text:p text:style-name="P32">Faux</text:p>
        </text:list-item>
      </text:list>
      <text:p text:style-name="P10">Bonne Réponse : <text:span text:style-name="T24">2</text:span></text:p>
      <text:p text:style-name="P10"/>
      <text:p text:style-name="P18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13">Sélectionner la(les) affirmation(s) correcte(s) sur l’espace des word embeddings :</text:p>
      <text:list xml:id="list162253569618504" text:continue-numbering="true" text:style-name="WWNum1">
        <text:list-item>
          <text:p text:style-name="P32">Chaque mot est exprimé sur toutes les dimensions</text:p>
        </text:list-item>
        <text:list-item>
          <text:p text:style-name="P34"><text:span text:style-name="T17">C’</text:span><text:span text:style-name="T14">est un espace sparse</text:span></text:p>
        </text:list-item>
        <text:list-item>
          <text:p text:style-name="P32">Chaque dimension correspond à un concept simple du langage</text:p>
        </text:list-item>
        <text:list-item>
          <text:p text:style-name="P32">On peut retrouver le contraire d’un mot à l’aide d’une translation</text:p>
        </text:list-item>
      </text:list>
      <text:p text:style-name="P19"/>
      <text:p text:style-name="P10">Bonne Réponse : <text:span text:style-name="T25">1</text:span></text:p>
      <text:p text:style-name="P10"/>
      <text:p text:style-name="P23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11"><text:span text:style-name="T26">Quel est l’intérêt principal des RNN-bidirectionnels par rapport aux RNN</text:span> ?</text:p>
      <text:list xml:id="list162253384729114" text:continue-numbering="true" text:style-name="WWNum1">
        <text:list-item>
          <text:p text:style-name="P33">Ils utilisent des word embeddings</text:p>
        </text:list-item>
        <text:list-item>
          <text:p text:style-name="P33">Ils peuvent encoder n’importe quelle séquence</text:p>
        </text:list-item>
        <text:list-item>
          <text:p text:style-name="P33">Ils traitent des séquences plus longues sans perdre d’information</text:p>
        </text:list-item>
        <text:list-item>
          <text:p text:style-name="P33">Ils sont indispensable aux modèles Seq2seq</text:p>
        </text:list-item>
      </text:list>
      <text:p text:style-name="P11">Bonne Réponse : <text:span text:style-name="T27">3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5</meta:editing-cycles>
    <meta:creation-date>2016-05-19T10:49:00</meta:creation-date>
    <dc:date>2020-05-18T16:07:25.587862209</dc:date>
    <meta:editing-duration>PT3H29M9S</meta:editing-duration>
    <meta:generator>LibreOffice/6.3.5.2$Linux_X86_64 LibreOffice_project/30$Build-2</meta:generator>
    <meta:document-statistic meta:table-count="0" meta:image-count="0" meta:object-count="0" meta:page-count="5" meta:paragraph-count="72" meta:word-count="360" meta:character-count="2193" meta:non-whitespace-character-count="19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